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5f273" officeooo:paragraph-rsid="0005f27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c_Spec_Local_IBKR_API_12-10-2025C</text:p>
      <text:p text:style-name="P1"/>
      <text:p text:style-name="P1"/>
      <text:p text:style-name="Standard"># Technical Specification: Local IBKR API Integration using gnzsnz/ib-gateway-docker </text:p>
      <text:p text:style-name="Standard">### Platform: macOS Sequoia 15.6.1 — MacBook Pro M2 Pro (16 GB RAM) </text:p>
      <text:p text:style-name="Standard">### Target: IBKR **Paper Trading** Environment </text:p>
      <text:p text:style-name="Standard">### Date: 2025-12-10</text:p>
      <text:p text:style-name="Standard"/>
      <text:p text:style-name="Standard">---</text:p>
      <text:p text:style-name="Standard"/>
      <text:p text:style-name="Standard">## 1. Purpose &amp; Scope</text:p>
      <text:p text:style-name="Standard"/>
      <text:p text:style-name="Standard">This specification defines how to integrate the **gnzsnz/ib-gateway-docker** IBKR Gateway container into a **local macOS development environment** and expose a usable **local IBKR API** through a FastAPI backend, React web application, and supporting infrastructure.</text:p>
      <text:p text:style-name="Standard"/>
      <text:p text:style-name="Standard">The system is designed for a **single-developer workflow** using an **IBKR paper trading account** and provides a foundation for eventual production deployment.</text:p>
      <text:p text:style-name="Standard"/>
      <text:p text:style-name="Standard">---</text:p>
      <text:p text:style-name="Standard"/>
      <text:p text:style-name="Standard">## 2. Core Components</text:p>
      <text:p text:style-name="Standard"/>
      <text:p text:style-name="Standard">### 2.1 Containers</text:p>
      <text:p text:style-name="Standard"/>
      <text:p text:style-name="Standard">- **IB Gateway**</text:p>
      <text:p text:style-name="Standard">- Docker Image: `ghcr.io/gnzsnz/ib-gateway:stable`</text:p>
      <text:p text:style-name="Standard">- Automated login via IBC</text:p>
      <text:p text:style-name="Standard">- Supports paper-trading mode</text:p>
      <text:p text:style-name="Standard">- Uses TWS API socket ports 4003/4004 (mapped to localhost)</text:p>
      <text:p text:style-name="Standard"/>
      <text:p text:style-name="Standard">- **stocks-fastapi**</text:p>
      <text:p text:style-name="Standard">- Handles:</text:p>
      <text:p text:style-name="Standard">- IBKR connection</text:p>
      <text:p text:style-name="Standard">- Market data</text:p>
      <text:p text:style-name="Standard">- Order placement</text:p>
      <text:p text:style-name="Standard">- Portfolio state queries</text:p>
      <text:p text:style-name="Standard">- Health checks and Prometheus metrics</text:p>
      <text:p text:style-name="Standard"/>
      <text:p text:style-name="Standard">- **stocks-webapp**</text:p>
      <text:p text:style-name="Standard">- React UI for:</text:p>
      <text:p text:style-name="Standard">- Orders, positions, PnL</text:p>
      <text:p text:style-name="Standard">- Market data</text:p>
      <text:p text:style-name="Standard">- Health dashboard</text:p>
      <text:p text:style-name="Standard"/>
      <text:p text:style-name="Standard">- **PostgreSQL**</text:p>
      <text:p text:style-name="Standard">- Persist orders, fills, historical positions</text:p>
      <text:p text:style-name="Standard"/>
      <text:p text:style-name="Standard">- **Redis**</text:p>
      <text:p text:style-name="Standard"><text:soft-page-break/>- Real-time cache and pub/sub state bus</text:p>
      <text:p text:style-name="Standard"/>
      <text:p text:style-name="Standard">- **Prometheus &amp; Grafana**</text:p>
      <text:p text:style-name="Standard">- Metrics and monitoring</text:p>
      <text:p text:style-name="Standard"/>
      <text:p text:style-name="Standard">---</text:p>
      <text:p text:style-name="Standard"/>
      <text:p text:style-name="Standard">## 3. Hardware &amp; OS Overview</text:p>
      <text:p text:style-name="Standard"/>
      <text:p text:style-name="Standard">- **Machine:** MacBook Pro M2 Pro (16 GB RAM)</text:p>
      <text:p text:style-name="Standard">- **OS:** macOS Sequoia 15.6.1</text:p>
      <text:p text:style-name="Standard">- **Architecture:** ARM64 (Apple Silicon)</text:p>
      <text:p text:style-name="Standard">- **Requirement:** Intel/x86 container support </text:p>
      <text:p text:style-name="Standard">Docker Desktop automatically supports amd64 emulation via Rosetta/QEMU.</text:p>
      <text:p text:style-name="Standard"/>
      <text:p text:style-name="Standard">---</text:p>
      <text:p text:style-name="Standard"/>
      <text:p text:style-name="Standard">## 4. Directory Structure</text:p>
      <text:p text:style-name="Standard"/>
      <text:p text:style-name="Standard">```</text:p>
      <text:p text:style-name="Standard">local-ibkr-api/</text:p>
      <text:p text:style-name="Standard">docker-compose.yml</text:p>
      <text:p text:style-name="Standard">.env</text:p>
      <text:p text:style-name="Standard">services/</text:p>
      <text:p text:style-name="Standard">stocks-api/</text:p>
      <text:p text:style-name="Standard">Dockerfile</text:p>
      <text:p text:style-name="Standard">app/</text:p>
      <text:p text:style-name="Standard">main.py</text:p>
      <text:p text:style-name="Standard">ib_client.py</text:p>
      <text:p text:style-name="Standard">routers/</text:p>
      <text:p text:style-name="Standard">models/</text:p>
      <text:p text:style-name="Standard">schemas/</text:p>
      <text:p text:style-name="Standard">stocks-webapp/</text:p>
      <text:p text:style-name="Standard">Dockerfile</text:p>
      <text:p text:style-name="Standard">src/</text:p>
      <text:p text:style-name="Standard">index.tsx</text:p>
      <text:p text:style-name="Standard">components/</text:p>
      <text:p text:style-name="Standard">pages/</text:p>
      <text:p text:style-name="Standard">monitoring/</text:p>
      <text:p text:style-name="Standard">prometheus.yml</text:p>
      <text:p text:style-name="Standard">grafana/</text:p>
      <text:p text:style-name="Standard">dashboards/</text:p>
      <text:p text:style-name="Standard">nginx/</text:p>
      <text:p text:style-name="Standard">nginx.conf</text:p>
      <text:p text:style-name="Standard">```</text:p>
      <text:p text:style-name="Standard"/>
      <text:p text:style-name="Standard">---</text:p>
      <text:p text:style-name="Standard"/>
      <text:p text:style-name="Standard">## 5. Docker Compose (Complete Working Version)</text:p>
      <text:p text:style-name="Standard"><text:soft-page-break/></text:p>
      <text:p text:style-name="Standard">```yaml</text:p>
      <text:p text:style-name="Standard">version: '3.8'</text:p>
      <text:p text:style-name="Standard"/>
      <text:p text:style-name="Standard">services:</text:p>
      <text:p text:style-name="Standard">stocks-ib-gateway:</text:p>
      <text:p text:style-name="Standard">image: ghcr.io/gnzsnz/ib-gateway:stable</text:p>
      <text:p text:style-name="Standard">platform: linux/amd64</text:p>
      <text:p text:style-name="Standard">container_name: stocks-ib-gateway</text:p>
      <text:p text:style-name="Standard">environment:</text:p>
      <text:p text:style-name="Standard">TWS_USERID: ${STOCKS_TWS_USERID}</text:p>
      <text:p text:style-name="Standard">TWS_PASSWORD: ${STOCKS_TWS_PASSWORD}</text:p>
      <text:p text:style-name="Standard">TRADING_MODE: paper</text:p>
      <text:p text:style-name="Standard">AUTO_RESTART_TIME: "01:00"</text:p>
      <text:p text:style-name="Standard">BYPASS_WARNING: "yes"</text:p>
      <text:p text:style-name="Standard">TIME_ZONE: "America/New_York"</text:p>
      <text:p text:style-name="Standard">ports:</text:p>
      <text:p text:style-name="Standard">- "127.0.0.1:5001:4003"</text:p>
      <text:p text:style-name="Standard">- "127.0.0.1:5002:4004"</text:p>
      <text:p text:style-name="Standard">- "127.0.0.1:5900:5900"</text:p>
      <text:p text:style-name="Standard">networks:</text:p>
      <text:p text:style-name="Standard">- stocks-network</text:p>
      <text:p text:style-name="Standard">restart: unless-stopped</text:p>
      <text:p text:style-name="Standard"/>
      <text:p text:style-name="Standard">postgres:</text:p>
      <text:p text:style-name="Standard">image: postgres:16</text:p>
      <text:p text:style-name="Standard">environment:</text:p>
      <text:p text:style-name="Standard">POSTGRES_USER: stocks_user</text:p>
      <text:p text:style-name="Standard">POSTGRES_PASSWORD: stocks_pass</text:p>
      <text:p text:style-name="Standard">POSTGRES_DB: stocks_db</text:p>
      <text:p text:style-name="Standard">ports:</text:p>
      <text:p text:style-name="Standard">- "127.0.0.1:5433:5432"</text:p>
      <text:p text:style-name="Standard">networks:</text:p>
      <text:p text:style-name="Standard">- stocks-network</text:p>
      <text:p text:style-name="Standard">restart: unless-stopped</text:p>
      <text:p text:style-name="Standard"/>
      <text:p text:style-name="Standard">redis:</text:p>
      <text:p text:style-name="Standard">image: redis:7</text:p>
      <text:p text:style-name="Standard">ports:</text:p>
      <text:p text:style-name="Standard">- "127.0.0.1:6380:6379"</text:p>
      <text:p text:style-name="Standard">networks:</text:p>
      <text:p text:style-name="Standard">- stocks-network</text:p>
      <text:p text:style-name="Standard">restart: unless-stopped</text:p>
      <text:p text:style-name="Standard"/>
      <text:p text:style-name="Standard">stocks-fastapi:</text:p>
      <text:p text:style-name="Standard">build:</text:p>
      <text:p text:style-name="Standard">context: ./services/stocks-api</text:p>
      <text:p text:style-name="Standard">dockerfile: Dockerfile</text:p>
      <text:p text:style-name="Standard">environment:</text:p>
      <text:p text:style-name="Standard"><text:soft-page-break/>IB_GATEWAY_HOST: stocks-ib-gateway</text:p>
      <text:p text:style-name="Standard">IB_PAPER_PORT: 4004</text:p>
      <text:p text:style-name="Standard">DATABASE_URL: postgresql://stocks_user:stocks_pass@postgres:5432/stocks_db</text:p>
      <text:p text:style-name="Standard">REDIS_URL: redis://redis:6379/1</text:p>
      <text:p text:style-name="Standard">JWT_SECRET_KEY: ${STOCKS_JWT_SECRET}</text:p>
      <text:p text:style-name="Standard">ports:</text:p>
      <text:p text:style-name="Standard">- "127.0.0.1:8001:8000"</text:p>
      <text:p text:style-name="Standard">depends_on:</text:p>
      <text:p text:style-name="Standard">- stocks-ib-gateway</text:p>
      <text:p text:style-name="Standard">- postgres</text:p>
      <text:p text:style-name="Standard">- redis</text:p>
      <text:p text:style-name="Standard">networks:</text:p>
      <text:p text:style-name="Standard">- stocks-network</text:p>
      <text:p text:style-name="Standard">restart: unless-stopped</text:p>
      <text:p text:style-name="Standard"/>
      <text:p text:style-name="Standard">stocks-webapp:</text:p>
      <text:p text:style-name="Standard">build:</text:p>
      <text:p text:style-name="Standard">context: ./services/stocks-webapp</text:p>
      <text:p text:style-name="Standard">environment:</text:p>
      <text:p text:style-name="Standard">REACT_APP_API_URL: http://localhost:8001</text:p>
      <text:p text:style-name="Standard">ports:</text:p>
      <text:p text:style-name="Standard">- "127.0.0.1:3001:3000"</text:p>
      <text:p text:style-name="Standard">networks:</text:p>
      <text:p text:style-name="Standard">- stocks-network</text:p>
      <text:p text:style-name="Standard">restart: unless-stopped</text:p>
      <text:p text:style-name="Standard"/>
      <text:p text:style-name="Standard">networks:</text:p>
      <text:p text:style-name="Standard">stocks-network:</text:p>
      <text:p text:style-name="Standard">driver: bridge</text:p>
      <text:p text:style-name="Standard">```</text:p>
      <text:p text:style-name="Standard"/>
      <text:p text:style-name="Standard">---</text:p>
      <text:p text:style-name="Standard"/>
      <text:p text:style-name="Standard">## 6. FastAPI IBKR Client Example</text:p>
      <text:p text:style-name="Standard"/>
      <text:p text:style-name="Standard">```python</text:p>
      <text:p text:style-name="Standard">from ib_insync import IB, MarketOrder</text:p>
      <text:p text:style-name="Standard">import os</text:p>
      <text:p text:style-name="Standard"/>
      <text:p text:style-name="Standard">class IBKRClient:</text:p>
      <text:p text:style-name="Standard"/>
      <text:p text:style-name="Standard">def __init__(self):</text:p>
      <text:p text:style-name="Standard">self.ib = IB()</text:p>
      <text:p text:style-name="Standard">host = os.getenv("IB_GATEWAY_HOST", "stocks-ib-gateway")</text:p>
      <text:p text:style-name="Standard">port = int(os.getenv("IB_PAPER_PORT", "4004"))</text:p>
      <text:p text:style-name="Standard">self.ib.connect(host, port, clientId=101)</text:p>
      <text:p text:style-name="Standard"/>
      <text:p text:style-name="Standard">def place_market_order(self, contract, qty, action="BUY"):</text:p>
      <text:p text:style-name="Standard">order = MarketOrder(action, qty)</text:p>
      <text:p text:style-name="Standard"><text:soft-page-break/>trade = self.ib.placeOrder(contract, order)</text:p>
      <text:p text:style-name="Standard">self.ib.sleep(0.2)</text:p>
      <text:p text:style-name="Standard">return trade</text:p>
      <text:p text:style-name="Standard">```</text:p>
      <text:p text:style-name="Standard"/>
      <text:p text:style-name="Standard">---</text:p>
      <text:p text:style-name="Standard"/>
      <text:p text:style-name="Standard">## 7. React Web UI</text:p>
      <text:p text:style-name="Standard"/>
      <text:p text:style-name="Standard">- Real-time order/position updates</text:p>
      <text:p text:style-name="Standard">- Material UI tables and dashboards</text:p>
      <text:p text:style-name="Standard">- WebSocket support optional</text:p>
      <text:p text:style-name="Standard">- Order ticket modal for market &amp; limit orders</text:p>
      <text:p text:style-name="Standard"/>
      <text:p text:style-name="Standard">---</text:p>
      <text:p text:style-name="Standard"/>
      <text:p text:style-name="Standard">## 8. Security Model (Local Dev)</text:p>
      <text:p text:style-name="Standard"/>
      <text:p text:style-name="Standard">- JWT-based FastAPI authentication</text:p>
      <text:p text:style-name="Standard">- All services bound to `127.0.0.1`</text:p>
      <text:p text:style-name="Standard">- Secrets stored in `.env` (never committed)</text:p>
      <text:p text:style-name="Standard">- Optional: macOS Keychain integration</text:p>
      <text:p text:style-name="Standard"/>
      <text:p text:style-name="Standard">---</text:p>
      <text:p text:style-name="Standard"/>
      <text:p text:style-name="Standard">## 9. Prometheus Monitoring</text:p>
      <text:p text:style-name="Standard"/>
      <text:p text:style-name="Standard">FastAPI exposes `/metrics` with:</text:p>
      <text:p text:style-name="Standard"/>
      <text:p text:style-name="Standard">- API latency</text:p>
      <text:p text:style-name="Standard">- Order count</text:p>
      <text:p text:style-name="Standard">- IBKR connection state</text:p>
      <text:p text:style-name="Standard">- Market data subscription count</text:p>
      <text:p text:style-name="Standard"/>
      <text:p text:style-name="Standard">Prometheus config:</text:p>
      <text:p text:style-name="Standard"/>
      <text:p text:style-name="Standard">```yaml</text:p>
      <text:p text:style-name="Standard">scrape_configs:</text:p>
      <text:p text:style-name="Standard">- job_name: "fastapi"</text:p>
      <text:p text:style-name="Standard">static_configs:</text:p>
      <text:p text:style-name="Standard">- targets: ["stocks-fastapi:8000"]</text:p>
      <text:p text:style-name="Standard">```</text:p>
      <text:p text:style-name="Standard"/>
      <text:p text:style-name="Standard">---</text:p>
      <text:p text:style-name="Standard"/>
      <text:p text:style-name="Standard">## 10. Development Workflow</text:p>
      <text:p text:style-name="Standard"/>
      <text:p text:style-name="Standard">1. Install Docker Desktop (Apple Silicon).</text:p>
      <text:p text:style-name="Standard">2. Clone project.</text:p>
      <text:p text:style-name="Standard"><text:soft-page-break/>3. Fill `.env` with IBKR credentials.</text:p>
      <text:p text:style-name="Standard">4. Build and start containers:</text:p>
      <text:p text:style-name="Standard">```</text:p>
      <text:p text:style-name="Standard">docker compose up --build</text:p>
      <text:p text:style-name="Standard">```</text:p>
      <text:p text:style-name="Standard">5. Validate:</text:p>
      <text:p text:style-name="Standard">- IB Gateway → `localhost:5900` (VNC)</text:p>
      <text:p text:style-name="Standard">- FastAPI → `localhost:8001/docs`</text:p>
      <text:p text:style-name="Standard">- React App → `localhost:3001`</text:p>
      <text:p text:style-name="Standard"/>
      <text:p text:style-name="Standard">---</text:p>
      <text:p text:style-name="Standard"/>
      <text:p text:style-name="Standard">## 11. Limitations</text:p>
      <text:p text:style-name="Standard"/>
      <text:p text:style-name="Standard">- IBKR rate limits apply</text:p>
      <text:p text:style-name="Standard">- Gateway requires daily restart (handled automatically)</text:p>
      <text:p text:style-name="Standard">- Apple Silicon emulation reduces Gateway performance slightly</text:p>
      <text:p text:style-name="Standard">- Paper account differs slightly from live execution behavior</text:p>
      <text:p text:style-name="Standard"/>
      <text:p text:style-name="Standard">---</text:p>
      <text:p text:style-name="Standard"/>
      <text:p text:style-name="Standard">## 12. Summary</text:p>
      <text:p text:style-name="Standard"/>
      <text:p text:style-name="Standard">This specification defines a complete **local IBKR trading development platform** suitable for testing, analytics, UI development, and integration with strategies. Your MacBook Pro M2 Pro is fully capable of running the entire stack.</text:p>
      <text:p text:style-name="Standard"/>
      <text:p text:style-name="Standard">---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Tahoma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Tahoma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MacOSX_AARCH64 LibreOffice_project/dd47e4b30cb7dab30588d6c79c651f218165e3c5</meta:generator>
    <dc:date>2025-12-10T20:13:13.542173621</dc:date>
    <meta:editing-duration>PT30M45S</meta:editing-duration>
    <meta:editing-cycles>1</meta:editing-cycles>
    <meta:document-statistic meta:table-count="0" meta:image-count="0" meta:object-count="0" meta:page-count="6" meta:paragraph-count="210" meta:word-count="650" meta:character-count="5080" meta:non-whitespace-character-count="4636"/>
  </office:meta>
</office:document-meta>
</file>